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9e3" officeooo:paragraph-rsid="0005e9e3"/>
    </style:style>
    <style:style style:name="P2" style:family="paragraph" style:parent-style-name="Standard">
      <style:text-properties fo:color="#000000" fo:font-size="18pt" fo:font-weight="bold" officeooo:rsid="0005e9e3" officeooo:paragraph-rsid="0005e9e3" fo:background-color="#ffff00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000000" fo:font-size="18pt" fo:font-weight="bold" officeooo:rsid="0007161f" officeooo:paragraph-rsid="0007161f" fo:background-color="transparent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000000" fo:font-size="18pt" fo:font-weight="bold" officeooo:rsid="000dbad2" officeooo:paragraph-rsid="0007161f" fo:background-color="transparent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000000" fo:font-size="18pt" officeooo:rsid="0007161f" officeooo:paragraph-rsid="0007161f" fo:background-color="#ffff00" style:font-size-asian="18pt" style:font-size-complex="18pt"/>
    </style:style>
    <style:style style:name="P6" style:family="paragraph" style:parent-style-name="Standard">
      <style:text-properties fo:font-size="18pt" officeooo:rsid="0005e9e3" officeooo:paragraph-rsid="0005e9e3" style:font-size-asian="18pt" style:font-size-complex="18pt"/>
    </style:style>
    <style:style style:name="P7" style:family="paragraph" style:parent-style-name="Standard">
      <style:text-properties fo:color="#000000" fo:font-size="15pt" style:text-underline-style="solid" style:text-underline-width="auto" style:text-underline-color="font-color" fo:font-weight="normal" officeooo:rsid="005908e1" officeooo:paragraph-rsid="0008ce23" fo:background-color="#ffff00" style:font-size-asian="15pt" style:font-weight-asian="normal" style:font-size-complex="15pt" style:font-weight-complex="normal"/>
    </style:style>
    <style:style style:name="P8" style:family="paragraph" style:parent-style-name="Standard">
      <style:text-properties fo:color="#000000" fo:font-size="12pt" style:text-underline-style="none" fo:font-weight="normal" officeooo:rsid="005908e1" officeooo:paragraph-rsid="0008ce23" fo:background-color="#ffff00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12pt" style:text-underline-style="solid" style:text-underline-width="auto" style:text-underline-color="font-color" fo:font-weight="normal" officeooo:rsid="005c4b25" officeooo:paragraph-rsid="0008ce23" fo:background-color="#ffff00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fo:font-size="12pt" officeooo:rsid="0005e9e3" officeooo:paragraph-rsid="0005e9e3" fo:background-color="#ffff00" style:font-size-asian="12pt" style:font-size-complex="12pt"/>
    </style:style>
    <style:style style:name="P11" style:family="paragraph" style:parent-style-name="Standard">
      <style:text-properties fo:color="#000000" fo:font-size="12pt" officeooo:rsid="000c5374" officeooo:paragraph-rsid="000c5374" fo:background-color="#ffff00" style:font-size-asian="12pt" style:font-size-complex="12pt"/>
    </style:style>
    <style:style style:name="P12" style:family="paragraph" style:parent-style-name="Standard">
      <style:text-properties fo:color="#000000" fo:font-size="18pt" officeooo:rsid="0005e9e3" officeooo:paragraph-rsid="0005e9e3" fo:background-color="#ffff00" style:font-size-asian="18pt" style:font-size-complex="18pt"/>
    </style:style>
    <style:style style:name="P13" style:family="paragraph" style:parent-style-name="Standard">
      <style:text-properties fo:color="#000000" fo:font-size="18pt" officeooo:rsid="0007161f" officeooo:paragraph-rsid="0007161f" fo:background-color="#ffff00" style:font-size-asian="18pt" style:font-size-complex="18pt"/>
    </style:style>
    <style:style style:name="T1" style:family="text">
      <style:text-properties officeooo:rsid="004de1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ID SAY PEHLAY </text:p>
      <text:p text:style-name="P6"/>
      <text:p text:style-name="P1">1) ecomerce app deploy herou.</text:p>
      <text:p text:style-name="P1"/>
      <text:p text:style-name="P1">2) rust app deploy heroku.</text:p>
      <text:p text:style-name="P1"/>
      <text:p text:style-name="P1">1) EXPRESS KI VEDIO.</text:p>
      <text:p text:style-name="P1"/>
      <text:p text:style-name="P1">2) Node Ki video.</text:p>
      <text:p text:style-name="P5"/>
      <text:p text:style-name="P5"/>
      <text:p text:style-name="P5">EID K BAAD </text:p>
      <text:p text:style-name="P3"/>
      <text:p text:style-name="P3">docker </text:p>
      <text:p text:style-name="P3">kubernetes</text:p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05:02:40.186379350</meta:creation-date>
    <dc:date>2021-05-09T06:46:17.172781839</dc:date>
    <meta:editing-duration>PT15M41S</meta:editing-duration>
    <meta:editing-cycles>9</meta:editing-cycles>
    <meta:generator>LibreOffice/6.4.6.2$Linux_X86_64 LibreOffice_project/40$Build-2</meta:generator>
    <meta:document-statistic meta:table-count="0" meta:image-count="0" meta:object-count="0" meta:page-count="1" meta:paragraph-count="8" meta:word-count="26" meta:character-count="135" meta:non-whitespace-character-count="114"/>
  </office:meta>
</office:document-meta>
</file>